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3.845cm"/>
    </style:style>
    <style:style style:name="co5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557cm"/>
    </style:style>
    <style:style style:name="co9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10.382cm"/>
    </style:style>
    <style:style style:name="co7" style:family="table-column">
      <style:table-column-properties fo:break-before="auto" style:column-width="3.722cm"/>
    </style:style>
    <style:style style:name="co12" style:family="table-column">
      <style:table-column-properties fo:break-before="auto" style:column-width="3.366cm"/>
    </style:style>
    <style:style style:name="co13" style:family="table-column">
      <style:table-column-properties fo:break-before="auto" style:column-width="5.793cm"/>
    </style:style>
    <style:style style:name="co14" style:family="table-column">
      <style:table-column-properties fo:break-before="auto" style:column-width="6.881cm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8.16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color="#663399" style:text-position=""/>
    </style:style>
    <style:style style:name="ce3" style:family="table-cell" style:parent-style-name="Default">
      <style:table-cell-properties fo:border="0.06pt solid #000000" style:rotation-angle="58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able-cell-properties style:rotation-angle="58"/>
      <style:text-properties style:text-position="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ato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1018" table:default-cell-style-name="Default"/>
        <table:table-row table:style-name="ro5">
          <table:table-cell table:style-name="ce7" office:value-type="string" calcext:value-type="string">
            <text:p>firstname</text:p>
          </table:table-cell>
          <table:table-cell table:style-name="ce7" office:value-type="string" calcext:value-type="string">
            <text:p>lastname</text:p>
          </table:table-cell>
          <table:table-cell table:style-name="ce7" office:value-type="string" calcext:value-type="string">
            <text:p>username</text:p>
          </table:table-cell>
          <table:table-cell table:style-name="ce7" office:value-type="string" calcext:value-type="string">
            <text:p>correo</text:p>
          </table:table-cell>
          <table:table-cell table:style-name="ce7"/>
          <table:table-cell table:style-name="ce7" office:value-type="string" calcext:value-type="string">
            <text:p>comunidad</text:p>
          </table:table-cell>
          <table:table-cell table:style-name="ce7" office:value-type="string" calcext:value-type="string">
            <text:p>menor</text:p>
          </table:table-cell>
          <table:table-cell table:style-name="ce7" table:number-columns-repeated="1017"/>
        </table:table-row>
        <table:table-row table:style-name="ro5">
          <table:table-cell table:style-name="ce8" office:value-type="string" calcext:value-type="string">
            <text:p>Rubén</text:p>
          </table:table-cell>
          <table:table-cell office:value-type="string" calcext:value-type="string">
            <text:p>Bermúdez González</text:p>
          </table:table-cell>
          <table:table-cell office:value-type="string" calcext:value-type="string">
            <text:p>rbergon2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>
            <text:p>Alejandro</text:p>
          </table:table-cell>
          <table:table-cell office:value-type="string" calcext:value-type="string">
            <text:p>Cabrerizo Guadalupe</text:p>
          </table:table-cell>
          <table:table-cell office:value-type="string" calcext:value-type="string">
            <text:p>acabgua</text:p>
          </table:table-cell>
          <table:table-cell office:value-type="string" calcext:value-type="string">
            <text:p>alexcg1990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Ruperth Steven</text:p>
          </table:table-cell>
          <table:table-cell office:value-type="string" calcext:value-type="string">
            <text:p>Camba Luna</text:p>
          </table:table-cell>
          <table:table-cell office:value-type="string" calcext:value-type="string">
            <text:p>rcamlun</text:p>
          </table:table-cell>
          <table:table-cell office:value-type="string" calcext:value-type="string">
            <text:p>ruperthstevencambaluna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Sergio</text:p>
          </table:table-cell>
          <table:table-cell office:value-type="string" calcext:value-type="string">
            <text:p>Concepción Curbelo</text:p>
          </table:table-cell>
          <table:table-cell office:value-type="string" calcext:value-type="string">
            <text:p>sconcur</text:p>
          </table:table-cell>
          <table:table-cell office:value-type="string" calcext:value-type="string">
            <text:p>sergioconcurx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Jorge</text:p>
          </table:table-cell>
          <table:table-cell office:value-type="string" calcext:value-type="string">
            <text:p>Curbelo Bethencourt</text:p>
          </table:table-cell>
          <table:table-cell office:value-type="string" calcext:value-type="string">
            <text:p>jcurbet</text:p>
          </table:table-cell>
          <table:table-cell office:value-type="string" calcext:value-type="string">
            <text:p>301jorge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Alejandro</text:p>
          </table:table-cell>
          <table:table-cell office:value-type="string" calcext:value-type="string">
            <text:p>Díaz Martín</text:p>
          </table:table-cell>
          <table:table-cell office:value-type="string" calcext:value-type="string">
            <text:p>adiamar</text:p>
          </table:table-cell>
          <table:table-cell office:value-type="string" calcext:value-type="string">
            <text:p>alexdiaz908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Gorka</text:p>
          </table:table-cell>
          <table:table-cell office:value-type="string" calcext:value-type="string">
            <text:p>Fernandez Janssens De Varebeke</text:p>
          </table:table-cell>
          <table:table-cell office:value-type="string" calcext:value-type="string">
            <text:p>gferjan2</text:p>
          </table:table-cell>
          <table:table-cell office:value-type="string" calcext:value-type="string">
            <text:p>gorkalanzarote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Daniel</text:p>
          </table:table-cell>
          <table:table-cell office:value-type="string" calcext:value-type="string">
            <text:p>García López</text:p>
          </table:table-cell>
          <table:table-cell office:value-type="string" calcext:value-type="string">
            <text:p>dgarlop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>
            <text:p>Gustavo Miguel</text:p>
          </table:table-cell>
          <table:table-cell office:value-type="string" calcext:value-type="string">
            <text:p>Guillén Rettka</text:p>
          </table:table-cell>
          <table:table-cell office:value-type="string" calcext:value-type="string">
            <text:p>gguiret</text:p>
          </table:table-cell>
          <table:table-cell office:value-type="string" calcext:value-type="string">
            <text:p>gustavomiguelguillenrettka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Juan Alexis</text:p>
          </table:table-cell>
          <table:table-cell office:value-type="string" calcext:value-type="string">
            <text:p>Gutierrez Coronado</text:p>
          </table:table-cell>
          <table:table-cell office:value-type="string" calcext:value-type="string">
            <text:p>jgutcor</text:p>
          </table:table-cell>
          <table:table-cell office:value-type="string" calcext:value-type="string">
            <text:p>monchoplayahonda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Paula</text:p>
          </table:table-cell>
          <table:table-cell office:value-type="string" calcext:value-type="string">
            <text:p>Hernández Corujo</text:p>
          </table:table-cell>
          <table:table-cell office:value-type="string" calcext:value-type="string">
            <text:p>phercor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>
            <text:p>Carlos</text:p>
          </table:table-cell>
          <table:table-cell office:value-type="string" calcext:value-type="string">
            <text:p>Hernández Ramírez</text:p>
          </table:table-cell>
          <table:table-cell office:value-type="string" calcext:value-type="string">
            <text:p>cherram2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>
            <text:p>Adriana</text:p>
          </table:table-cell>
          <table:table-cell office:value-type="string" calcext:value-type="string">
            <text:p>Hernández Rodríguez</text:p>
          </table:table-cell>
          <table:table-cell office:value-type="string" calcext:value-type="string">
            <text:p>aherrod2</text:p>
          </table:table-cell>
          <table:table-cell office:value-type="string" calcext:value-type="string">
            <text:p>adrianahernandezrodriguez2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Ivane Alfa Umaru</text:p>
          </table:table-cell>
          <table:table-cell office:value-type="string" calcext:value-type="string">
            <text:p>Jassi Jalo</text:p>
          </table:table-cell>
          <table:table-cell office:value-type="string" calcext:value-type="string">
            <text:p>ijasjal2</text:p>
          </table:table-cell>
          <table:table-cell office:value-type="string" calcext:value-type="string">
            <text:p>ivanpatera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Mestisay</text:p>
          </table:table-cell>
          <table:table-cell office:value-type="string" calcext:value-type="string">
            <text:p>Jávega Obiol</text:p>
          </table:table-cell>
          <table:table-cell office:value-type="string" calcext:value-type="string">
            <text:p>mjavobi2</text:p>
          </table:table-cell>
          <table:table-cell office:value-type="string" calcext:value-type="string">
            <text:p>mestijavega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Darwin Eduardo</text:p>
          </table:table-cell>
          <table:table-cell office:value-type="string" calcext:value-type="string">
            <text:p>Lara Bonilla</text:p>
          </table:table-cell>
          <table:table-cell office:value-type="string" calcext:value-type="string">
            <text:p>dlarbon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>
            <text:p>Osvaldo José</text:p>
          </table:table-cell>
          <table:table-cell office:value-type="string" calcext:value-type="string">
            <text:p>Martínez Pereda</text:p>
          </table:table-cell>
          <table:table-cell office:value-type="string" calcext:value-type="string">
            <text:p>omarper</text:p>
          </table:table-cell>
          <table:table-cell office:value-type="string" calcext:value-type="string">
            <text:p>kuppfer232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Mariano Jaime</text:p>
          </table:table-cell>
          <table:table-cell office:value-type="string" calcext:value-type="string">
            <text:p>Morales Díaz</text:p>
          </table:table-cell>
          <table:table-cell office:value-type="string" calcext:value-type="string">
            <text:p>mmordia2</text:p>
          </table:table-cell>
          <table:table-cell office:value-type="string" calcext:value-type="string">
            <text:p>1inf.mariano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Samuel</text:p>
          </table:table-cell>
          <table:table-cell office:value-type="string" calcext:value-type="string">
            <text:p>Morales Pérez</text:p>
          </table:table-cell>
          <table:table-cell office:value-type="string" calcext:value-type="string">
            <text:p>smorper</text:p>
          </table:table-cell>
          <table:table-cell office:value-type="string" calcext:value-type="string">
            <text:p>garensolotopytecallas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Iván Rodolfo</text:p>
          </table:table-cell>
          <table:table-cell office:value-type="string" calcext:value-type="string">
            <text:p>Pérez Pérez</text:p>
          </table:table-cell>
          <table:table-cell office:value-type="string" calcext:value-type="string">
            <text:p>iperper</text:p>
          </table:table-cell>
          <table:table-cell office:value-type="string" calcext:value-type="string">
            <text:p>ivanrodolfoperez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Daniel</text:p>
          </table:table-cell>
          <table:table-cell office:value-type="string" calcext:value-type="string">
            <text:p>Pérez Rodríguez</text:p>
          </table:table-cell>
          <table:table-cell office:value-type="string" calcext:value-type="string">
            <text:p>dperrod</text:p>
          </table:table-cell>
          <table:table-cell office:value-type="string" calcext:value-type="string">
            <text:p>dperrod1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Miguel Ángel</text:p>
          </table:table-cell>
          <table:table-cell office:value-type="string" calcext:value-type="string">
            <text:p>Reguera Marrero</text:p>
          </table:table-cell>
          <table:table-cell office:value-type="string" calcext:value-type="string">
            <text:p>mregmar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>
            <text:p>Mauro Ezequiel</text:p>
          </table:table-cell>
          <table:table-cell office:value-type="string" calcext:value-type="string">
            <text:p>Severino Don</text:p>
          </table:table-cell>
          <table:table-cell office:value-type="string" calcext:value-type="string">
            <text:p>msevdon2</text:p>
          </table:table-cell>
          <table:table-cell office:value-type="string" calcext:value-type="string">
            <text:p>mauroseverinodon@gmail.com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Héctor David</text:p>
          </table:table-cell>
          <table:table-cell office:value-type="string" calcext:value-type="string">
            <text:p>Viera Rodríguez</text:p>
          </table:table-cell>
          <table:table-cell office:value-type="string" calcext:value-type="string">
            <text:p>hvierod</text:p>
          </table:table-cell>
          <table:table-cell table:number-columns-repeated="1021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sv moodle" table:style-name="ta1">
        <table:table-column table:style-name="co6" table:default-cell-style-name="ce5"/>
        <table:table-column table:style-name="co7" table:default-cell-style-name="ce5"/>
        <table:table-column table:style-name="co3" table:number-columns-repeated="972" table:default-cell-style-name="Default"/>
        <table:table-row table:style-name="ro3">
          <table:table-cell table:style-name="ce3" office:value-type="string">
            <text:p>Apellido(s)</text:p>
          </table:table-cell>
          <table:table-cell table:style-name="ce3" office:value-type="string">
            <text:p>Nombre</text:p>
          </table:table-cell>
          <table:table-cell table:style-name="ce6" table:number-columns-repeated="972"/>
        </table:table-row>
        <table:table-row table:style-name="ro4">
          <table:table-cell table:style-name="ce4" office:value-type="string">
            <text:p>lastname</text:p>
          </table:table-cell>
          <table:table-cell table:style-name="ce4" office:value-type="string">
            <text:p>firstnam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urse1</text:p>
          </table:table-cell>
          <table:table-cell office:value-type="string">
            <text:p>course2</text:p>
          </table:table-cell>
          <table:table-cell office:value-type="string">
            <text:p>course3</text:p>
          </table:table-cell>
          <table:table-cell office:value-type="string">
            <text:p>course4</text:p>
          </table:table-cell>
          <table:table-cell office:value-type="string">
            <text:p>course5</text:p>
          </table:table-cell>
          <table:table-cell office:value-type="string">
            <text:p>city</text:p>
          </table:table-cell>
          <table:table-cell table:number-columns-repeated="964"/>
        </table:table-row>
        <table:table-row table:style-name="ro4">
          <table:table-cell office:value-type="string">
            <text:p>Bermúdez González</text:p>
          </table:table-cell>
          <table:table-cell office:value-type="string">
            <text:p>Rubén</text:p>
          </table:table-cell>
          <table:table-cell office:value-type="string">
            <text:p>rbergon2</text:p>
          </table:table-cell>
          <table:table-cell office:value-type="string">
            <text:p>smr1233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Cabrerizo Guadalupe</text:p>
          </table:table-cell>
          <table:table-cell office:value-type="string">
            <text:p>Alejandro</text:p>
          </table:table-cell>
          <table:table-cell office:value-type="string">
            <text:p>acabgua</text:p>
          </table:table-cell>
          <table:table-cell office:value-type="string">
            <text:p>smr1234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Camba Luna</text:p>
          </table:table-cell>
          <table:table-cell office:value-type="string">
            <text:p>Ruperth Steven</text:p>
          </table:table-cell>
          <table:table-cell office:value-type="string">
            <text:p>rcamlun</text:p>
          </table:table-cell>
          <table:table-cell office:value-type="string">
            <text:p>smr1235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Concepción Curbelo</text:p>
          </table:table-cell>
          <table:table-cell office:value-type="string">
            <text:p>Sergio</text:p>
          </table:table-cell>
          <table:table-cell office:value-type="string">
            <text:p>sconcur</text:p>
          </table:table-cell>
          <table:table-cell office:value-type="string">
            <text:p>smr1236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Curbelo Bethencourt</text:p>
          </table:table-cell>
          <table:table-cell office:value-type="string">
            <text:p>Jorge</text:p>
          </table:table-cell>
          <table:table-cell office:value-type="string">
            <text:p>jcurbet</text:p>
          </table:table-cell>
          <table:table-cell office:value-type="string">
            <text:p>smr1237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Fernandez Janssens De Varebeke</text:p>
          </table:table-cell>
          <table:table-cell office:value-type="string">
            <text:p>Gorka</text:p>
          </table:table-cell>
          <table:table-cell office:value-type="string">
            <text:p>gferjan2</text:p>
          </table:table-cell>
          <table:table-cell office:value-type="string">
            <text:p>smr1238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García López</text:p>
          </table:table-cell>
          <table:table-cell office:value-type="string">
            <text:p>Daniel</text:p>
          </table:table-cell>
          <table:table-cell office:value-type="string">
            <text:p>dgarlop</text:p>
          </table:table-cell>
          <table:table-cell office:value-type="string">
            <text:p>smr1239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Guillén Rettka</text:p>
          </table:table-cell>
          <table:table-cell office:value-type="string">
            <text:p>Gustavo Miguel</text:p>
          </table:table-cell>
          <table:table-cell office:value-type="string">
            <text:p>gguiret</text:p>
          </table:table-cell>
          <table:table-cell office:value-type="string">
            <text:p>smr1240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Gutierrez Coronado</text:p>
          </table:table-cell>
          <table:table-cell office:value-type="string">
            <text:p>Juan Alexis</text:p>
          </table:table-cell>
          <table:table-cell office:value-type="string">
            <text:p>jgutcor</text:p>
          </table:table-cell>
          <table:table-cell office:value-type="string">
            <text:p>smr1241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Hernández Corujo</text:p>
          </table:table-cell>
          <table:table-cell office:value-type="string">
            <text:p>Paula</text:p>
          </table:table-cell>
          <table:table-cell office:value-type="string">
            <text:p>phercor</text:p>
          </table:table-cell>
          <table:table-cell office:value-type="string">
            <text:p>smr1242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Hernández Ramírez</text:p>
          </table:table-cell>
          <table:table-cell office:value-type="string">
            <text:p>Carlos</text:p>
          </table:table-cell>
          <table:table-cell office:value-type="string">
            <text:p>cherram2</text:p>
          </table:table-cell>
          <table:table-cell office:value-type="string">
            <text:p>smr1243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Hernández Rodríguez</text:p>
          </table:table-cell>
          <table:table-cell office:value-type="string">
            <text:p>Adriana</text:p>
          </table:table-cell>
          <table:table-cell office:value-type="string">
            <text:p>aherrod2</text:p>
          </table:table-cell>
          <table:table-cell office:value-type="string">
            <text:p>smr1244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Jassi Jalo</text:p>
          </table:table-cell>
          <table:table-cell office:value-type="string">
            <text:p>Ivane Alfa Umaru</text:p>
          </table:table-cell>
          <table:table-cell office:value-type="string">
            <text:p>ijasjal2</text:p>
          </table:table-cell>
          <table:table-cell office:value-type="string">
            <text:p>smr1245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Jávega Obiol</text:p>
          </table:table-cell>
          <table:table-cell office:value-type="string">
            <text:p>Mestisay</text:p>
          </table:table-cell>
          <table:table-cell office:value-type="string">
            <text:p>mjavobi2</text:p>
          </table:table-cell>
          <table:table-cell office:value-type="string">
            <text:p>smr1246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Lara Bonilla</text:p>
          </table:table-cell>
          <table:table-cell office:value-type="string">
            <text:p>Darwin Eduardo</text:p>
          </table:table-cell>
          <table:table-cell office:value-type="string">
            <text:p>dlarbon</text:p>
          </table:table-cell>
          <table:table-cell office:value-type="string">
            <text:p>smr1247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Martínez Pereda</text:p>
          </table:table-cell>
          <table:table-cell office:value-type="string">
            <text:p>Osvaldo José</text:p>
          </table:table-cell>
          <table:table-cell office:value-type="string">
            <text:p>omarper</text:p>
          </table:table-cell>
          <table:table-cell office:value-type="string">
            <text:p>smr1248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Morales Díaz</text:p>
          </table:table-cell>
          <table:table-cell office:value-type="string">
            <text:p>Mariano Jaime</text:p>
          </table:table-cell>
          <table:table-cell office:value-type="string">
            <text:p>mmordia2</text:p>
          </table:table-cell>
          <table:table-cell office:value-type="string">
            <text:p>smr1249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Morales Pérez</text:p>
          </table:table-cell>
          <table:table-cell office:value-type="string">
            <text:p>Samuel</text:p>
          </table:table-cell>
          <table:table-cell office:value-type="string">
            <text:p>smorper</text:p>
          </table:table-cell>
          <table:table-cell office:value-type="string">
            <text:p>smr1250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Pérez Pérez</text:p>
          </table:table-cell>
          <table:table-cell office:value-type="string">
            <text:p>Iván Rodolfo</text:p>
          </table:table-cell>
          <table:table-cell office:value-type="string">
            <text:p>iperper</text:p>
          </table:table-cell>
          <table:table-cell office:value-type="string">
            <text:p>smr1251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table:style-name="Default" office:value-type="string">
            <text:p>Pérez Rodríguez</text:p>
          </table:table-cell>
          <table:table-cell table:style-name="Default" office:value-type="string">
            <text:p>Daniel</text:p>
          </table:table-cell>
          <table:table-cell office:value-type="string">
            <text:p>dperrod</text:p>
          </table:table-cell>
          <table:table-cell office:value-type="string">
            <text:p>smr1252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Reguera Marrero</text:p>
          </table:table-cell>
          <table:table-cell office:value-type="string">
            <text:p>Miguel Ángel</text:p>
          </table:table-cell>
          <table:table-cell office:value-type="string">
            <text:p>mregmar</text:p>
          </table:table-cell>
          <table:table-cell office:value-type="string">
            <text:p>smr1253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Severino Don</text:p>
          </table:table-cell>
          <table:table-cell office:value-type="string">
            <text:p>Mauro Ezequiel</text:p>
          </table:table-cell>
          <table:table-cell office:value-type="string">
            <text:p>msevdon2</text:p>
          </table:table-cell>
          <table:table-cell office:value-type="string">
            <text:p>smr1254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>
            <text:p>Viera Rodríguez</text:p>
          </table:table-cell>
          <table:table-cell office:value-type="string">
            <text:p>Héctor David</text:p>
          </table:table-cell>
          <table:table-cell office:value-type="string">
            <text:p>hvierod</text:p>
          </table:table-cell>
          <table:table-cell office:value-type="string">
            <text:p>smr1255</text:p>
          </table:table-cell>
          <table:table-cell office:value-type="string">
            <text:p>TUO</text:p>
          </table:table-cell>
          <table:table-cell office:value-type="string">
            <text:p>MJE</text:p>
          </table:table-cell>
          <table:table-cell office:value-type="string">
            <text:p>AIF</text:p>
          </table:table-cell>
          <table:table-cell office:value-type="string">
            <text:p>RDE</text:p>
          </table:table-cell>
          <table:table-cell office:value-type="string">
            <text:p>SSV</text:p>
          </table:table-cell>
          <table:table-cell office:value-type="string">
            <text:p>Haría</text:p>
          </table:table-cell>
          <table:table-cell table:number-columns-repeated="964"/>
        </table:table-row>
        <table:table-row table:style-name="ro4" table:number-rows-repeated="6">
          <table:table-cell table:number-columns-repeated="974"/>
        </table:table-row>
        <table:table-row table:style-name="ro4">
          <table:table-cell table:style-name="Default" table:number-columns-repeated="2"/>
          <table:table-cell table:number-columns-repeated="972"/>
        </table:table-row>
      </table:table>
      <table:table table:name="faltas-PTE" table:style-name="ta1">
        <office:forms form:automatic-focus="false" form:apply-design-mode="false"/>
        <table:table-column table:style-name="co12" table:default-cell-style-name="ce10"/>
        <table:table-column table:style-name="co13" table:default-cell-style-name="ce11"/>
        <table:table-column table:style-name="co14" table:default-cell-style-name="ce11"/>
        <table:table-column table:style-name="co3" table:number-columns-repeated="6" table:default-cell-style-name="ce13"/>
        <table:table-column table:style-name="co3" table:number-columns-repeated="1014" table:default-cell-style-name="Default"/>
        <table:table-row table:style-name="ro6">
          <table:table-cell table:style-name="ce9" table:formula="of:=[datos.A1]" office:value-type="string" office:string-value="firstname">
            <text:p>firstname</text:p>
          </table:table-cell>
          <table:table-cell table:style-name="ce9" table:formula="of:=[datos.B1]" office:value-type="string" office:string-value="lastname">
            <text:p>lastname</text:p>
          </table:table-cell>
          <table:table-cell table:style-name="ce9" office:value-type="string">
            <text:p>correo</text:p>
          </table:table-cell>
          <table:table-cell table:style-name="ce12" office:value-type="date" office:date-value="2014-09-12">
            <text:p>12/09/14</text:p>
          </table:table-cell>
          <table:table-cell table:style-name="ce12" office:value-type="date" office:date-value="2014-09-16">
            <text:p>16/09/14</text:p>
          </table:table-cell>
          <table:table-cell table:style-name="ce12" office:value-type="date" office:date-value="2014-09-17">
            <text:p>17/09/14</text:p>
          </table:table-cell>
          <table:table-cell table:style-name="ce12" office:value-type="date" office:date-value="2014-09-22">
            <text:p>22/09/14</text:p>
          </table:table-cell>
          <table:table-cell table:style-name="ce12" office:value-type="date" office:date-value="2014-09-23">
            <text:p>23/09/14</text:p>
          </table:table-cell>
          <table:table-cell table:style-name="ce12" office:value-type="date" office:date-value="2014-09-24">
            <text:p>24/09/14</text:p>
          </table:table-cell>
          <table:table-cell table:style-name="ce14" table:number-columns-repeated="1014"/>
        </table:table-row>
        <table:table-row table:style-name="ro7">
          <table:table-cell table:formula="of:=[datos.A2]" office:value-type="string" office:string-value="Rubén">
            <text:p>Rubén</text:p>
          </table:table-cell>
          <table:table-cell table:formula="of:=[datos.B2]" office:value-type="string" office:string-value="Bermúdez González">
            <text:p>Bermúdez González</text:p>
          </table:table-cell>
          <table:table-cell table:formula="of:=[datos.D2]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5"/>
        </table:table-row>
        <table:table-row table:style-name="ro7">
          <table:table-cell table:formula="of:=[datos.A3]" office:value-type="string" office:string-value="Alejandro">
            <text:p>Alejandro</text:p>
          </table:table-cell>
          <table:table-cell table:formula="of:=[datos.B3]" office:value-type="string" office:string-value="Cabrerizo Guadalupe">
            <text:p>Cabrerizo Guadalupe</text:p>
          </table:table-cell>
          <table:table-cell table:formula="of:=[datos.D3]" office:value-type="string" office:string-value="alexcg1990@gmail.com">
            <text:p>alexcg1990@gmail.com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6">
          <table:table-cell table:formula="of:=[datos.A4]" office:value-type="string" office:string-value="Ruperth Steven">
            <text:p>Ruperth Steven</text:p>
          </table:table-cell>
          <table:table-cell table:formula="of:=[datos.B4]" office:value-type="string" office:string-value="Camba Luna">
            <text:p>Camba Luna</text:p>
          </table:table-cell>
          <table:table-cell table:formula="of:=[datos.D4]" office:value-type="string" office:string-value="ruperthstevencambaluna@gmail.com">
            <text:p>ruperthstevencambaluna@gmail.com</text:p>
          </table:table-cell>
          <table:table-cell table:number-columns-repeated="1020"/>
        </table:table-row>
        <table:table-row table:style-name="ro6">
          <table:table-cell table:formula="of:=[datos.A5]" office:value-type="string" office:string-value="Sergio">
            <text:p>Sergio</text:p>
          </table:table-cell>
          <table:table-cell table:formula="of:=[datos.B5]" office:value-type="string" office:string-value="Concepción Curbelo">
            <text:p>Concepción Curbelo</text:p>
          </table:table-cell>
          <table:table-cell table:formula="of:=[datos.D5]" office:value-type="string" office:string-value="sergioconcurx@gmail.com">
            <text:p>sergioconcurx@gmail.com</text:p>
          </table:table-cell>
          <table:table-cell table:number-columns-repeated="1020"/>
        </table:table-row>
        <table:table-row table:style-name="ro7">
          <table:table-cell table:formula="of:=[datos.A6]" office:value-type="string" office:string-value="Jorge">
            <text:p>Jorge</text:p>
          </table:table-cell>
          <table:table-cell table:formula="of:=[datos.B6]" office:value-type="string" office:string-value="Curbelo Bethencourt">
            <text:p>Curbelo Bethencourt</text:p>
          </table:table-cell>
          <table:table-cell table:formula="of:=[datos.D6]" office:value-type="string" office:string-value="301jorge@gmail.com">
            <text:p>301jorge@gmail.com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4"/>
        </table:table-row>
        <table:table-row table:style-name="ro7">
          <table:table-cell table:formula="of:=[datos.A7]" office:value-type="string" office:string-value="Alejandro">
            <text:p>Alejandro</text:p>
          </table:table-cell>
          <table:table-cell table:formula="of:=[datos.B7]" office:value-type="string" office:string-value="Díaz Martín">
            <text:p>Díaz Martín</text:p>
          </table:table-cell>
          <table:table-cell table:formula="of:=[datos.D7]" office:value-type="string" office:string-value="alexdiaz908@gmail.com">
            <text:p>alexdiaz908@gmail.com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6">
          <table:table-cell table:formula="of:=[datos.A8]" office:value-type="string" office:string-value="Gorka">
            <text:p>Gorka</text:p>
          </table:table-cell>
          <table:table-cell table:formula="of:=[datos.B8]" office:value-type="string" office:string-value="Fernandez Janssens De Varebeke">
            <text:p>Fernandez Janssens De Varebeke</text:p>
          </table:table-cell>
          <table:table-cell table:formula="of:=[datos.D8]" office:value-type="string" office:string-value="gorkalanzarote@gmail.com">
            <text:p>gorkalanzarote@gmail.com</text:p>
          </table:table-cell>
          <table:table-cell table:number-columns-repeated="1020"/>
        </table:table-row>
        <table:table-row table:style-name="ro6">
          <table:table-cell table:formula="of:=[datos.A9]" office:value-type="string" office:string-value="Daniel">
            <text:p>Daniel</text:p>
          </table:table-cell>
          <table:table-cell table:formula="of:=[datos.B9]" office:value-type="string" office:string-value="García López">
            <text:p>García López</text:p>
          </table:table-cell>
          <table:table-cell table:formula="of:=[datos.D9]" office:value-type="float" office:value="0">
            <text:p>0</text:p>
          </table:table-cell>
          <table:table-cell table:number-columns-repeated="1020"/>
        </table:table-row>
        <table:table-row table:style-name="ro6">
          <table:table-cell table:formula="of:=[datos.A10]" office:value-type="string" office:string-value="Gustavo Miguel">
            <text:p>Gustavo Miguel</text:p>
          </table:table-cell>
          <table:table-cell table:formula="of:=[datos.B10]" office:value-type="string" office:string-value="Guillén Rettka">
            <text:p>Guillén Rettka</text:p>
          </table:table-cell>
          <table:table-cell table:formula="of:=[datos.D10]" office:value-type="string" office:string-value="gustavomiguelguillenrettka@gmail.com">
            <text:p>gustavomiguelguillenrettka@gmail.com</text:p>
          </table:table-cell>
          <table:table-cell table:number-columns-repeated="1020"/>
        </table:table-row>
        <table:table-row table:style-name="ro7">
          <table:table-cell table:formula="of:=[datos.A11]" office:value-type="string" office:string-value="Juan Alexis">
            <text:p>Juan Alexis</text:p>
          </table:table-cell>
          <table:table-cell table:formula="of:=[datos.B11]" office:value-type="string" office:string-value="Gutierrez Coronado">
            <text:p>Gutierrez Coronado</text:p>
          </table:table-cell>
          <table:table-cell table:formula="of:=[datos.D11]" office:value-type="string" office:string-value="monchoplayahonda@gmail.com">
            <text:p>monchoplayahonda@gmail.com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4"/>
        </table:table-row>
        <table:table-row table:style-name="ro7">
          <table:table-cell table:formula="of:=[datos.A12]" office:value-type="string" office:string-value="Paula">
            <text:p>Paula</text:p>
          </table:table-cell>
          <table:table-cell table:formula="of:=[datos.B12]" office:value-type="string" office:string-value="Hernández Corujo">
            <text:p>Hernández Corujo</text:p>
          </table:table-cell>
          <table:table-cell table:formula="of:=[datos.D12]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7">
          <table:table-cell table:formula="of:=[datos.A13]" office:value-type="string" office:string-value="Carlos">
            <text:p>Carlos</text:p>
          </table:table-cell>
          <table:table-cell table:formula="of:=[datos.B13]" office:value-type="string" office:string-value="Hernández Ramírez">
            <text:p>Hernández Ramírez</text:p>
          </table:table-cell>
          <table:table-cell table:formula="of:=[datos.D13]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6">
          <table:table-cell table:formula="of:=[datos.A14]" office:value-type="string" office:string-value="Adriana">
            <text:p>Adriana</text:p>
          </table:table-cell>
          <table:table-cell table:formula="of:=[datos.B14]" office:value-type="string" office:string-value="Hernández Rodríguez">
            <text:p>Hernández Rodríguez</text:p>
          </table:table-cell>
          <table:table-cell table:formula="of:=[datos.D14]" office:value-type="string" office:string-value="adrianahernandezrodriguez2@gmail.com">
            <text:p>adrianahernandezrodriguez2@gmail.com</text:p>
          </table:table-cell>
          <table:table-cell table:number-columns-repeated="1020"/>
        </table:table-row>
        <table:table-row table:style-name="ro6">
          <table:table-cell table:formula="of:=[datos.A15]" office:value-type="string" office:string-value="Ivane Alfa Umaru">
            <text:p>Ivane Alfa Umaru</text:p>
          </table:table-cell>
          <table:table-cell table:formula="of:=[datos.B15]" office:value-type="string" office:string-value="Jassi Jalo">
            <text:p>Jassi Jalo</text:p>
          </table:table-cell>
          <table:table-cell table:formula="of:=[datos.D15]" office:value-type="string" office:string-value="ivanpatera@gmail.com">
            <text:p>ivanpatera@gmail.com</text:p>
          </table:table-cell>
          <table:table-cell table:number-columns-repeated="1020"/>
        </table:table-row>
        <table:table-row table:style-name="ro6">
          <table:table-cell table:formula="of:=[datos.A16]" office:value-type="string" office:string-value="Mestisay">
            <text:p>Mestisay</text:p>
          </table:table-cell>
          <table:table-cell table:formula="of:=[datos.B16]" office:value-type="string" office:string-value="Jávega Obiol">
            <text:p>Jávega Obiol</text:p>
          </table:table-cell>
          <table:table-cell table:formula="of:=[datos.D16]" office:value-type="string" office:string-value="mestijavega@gmail.com">
            <text:p>mestijavega@gmail.com</text:p>
          </table:table-cell>
          <table:table-cell table:number-columns-repeated="1020"/>
        </table:table-row>
        <table:table-row table:style-name="ro7">
          <table:table-cell table:formula="of:=[datos.A17]" office:value-type="string" office:string-value="Darwin Eduardo">
            <text:p>Darwin Eduardo</text:p>
          </table:table-cell>
          <table:table-cell table:formula="of:=[datos.B17]" office:value-type="string" office:string-value="Lara Bonilla">
            <text:p>Lara Bonilla</text:p>
          </table:table-cell>
          <table:table-cell table:formula="of:=[datos.D17]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7">
          <table:table-cell table:formula="of:=[datos.A18]" office:value-type="string" office:string-value="Osvaldo José">
            <text:p>Osvaldo José</text:p>
          </table:table-cell>
          <table:table-cell table:formula="of:=[datos.B18]" office:value-type="string" office:string-value="Martínez Pereda">
            <text:p>Martínez Pereda</text:p>
          </table:table-cell>
          <table:table-cell table:formula="of:=[datos.D18]" office:value-type="string" office:string-value="kuppfer232@gmail.com">
            <text:p>kuppfer232@gmail.com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6">
          <table:table-cell table:formula="of:=[datos.A19]" office:value-type="string" office:string-value="Mariano Jaime">
            <text:p>Mariano Jaime</text:p>
          </table:table-cell>
          <table:table-cell table:formula="of:=[datos.B19]" office:value-type="string" office:string-value="Morales Díaz">
            <text:p>Morales Díaz</text:p>
          </table:table-cell>
          <table:table-cell table:formula="of:=[datos.D19]" office:value-type="string" office:string-value="1inf.mariano@gmail.com">
            <text:p>1inf.mariano@gmail.com</text:p>
          </table:table-cell>
          <table:table-cell table:number-columns-repeated="1020"/>
        </table:table-row>
        <table:table-row table:style-name="ro7">
          <table:table-cell table:formula="of:=[datos.A20]" office:value-type="string" office:string-value="Samuel">
            <text:p>Samuel</text:p>
          </table:table-cell>
          <table:table-cell table:formula="of:=[datos.B20]" office:value-type="string" office:string-value="Morales Pérez">
            <text:p>Morales Pérez</text:p>
          </table:table-cell>
          <table:table-cell table:formula="of:=[datos.D20]" office:value-type="string" office:string-value="garensolotopytecallas@gmail.com">
            <text:p>garensolotopytecallas@gmail.c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6">
          <table:table-cell table:formula="of:=[datos.A21]" office:value-type="string" office:string-value="Iván Rodolfo">
            <text:p>Iván Rodolfo</text:p>
          </table:table-cell>
          <table:table-cell table:formula="of:=[datos.B21]" office:value-type="string" office:string-value="Pérez Pérez">
            <text:p>Pérez Pérez</text:p>
          </table:table-cell>
          <table:table-cell table:formula="of:=[datos.D21]" office:value-type="string" office:string-value="ivanrodolfoperez@gmail.com">
            <text:p>ivanrodolfoperez@gmail.com</text:p>
          </table:table-cell>
          <table:table-cell table:number-columns-repeated="1020"/>
        </table:table-row>
        <table:table-row table:style-name="ro6">
          <table:table-cell table:formula="of:=[datos.A22]" office:value-type="string" office:string-value="Daniel">
            <text:p>Daniel</text:p>
          </table:table-cell>
          <table:table-cell table:formula="of:=[datos.B22]" office:value-type="string" office:string-value="Pérez Rodríguez">
            <text:p>Pérez Rodríguez</text:p>
          </table:table-cell>
          <table:table-cell table:formula="of:=[datos.D22]" office:value-type="string" office:string-value="dperrod1@gmail.com">
            <text:p>dperrod1@gmail.com</text:p>
          </table:table-cell>
          <table:table-cell table:number-columns-repeated="1020"/>
        </table:table-row>
        <table:table-row table:style-name="ro6">
          <table:table-cell table:formula="of:=[datos.A23]" office:value-type="string" office:string-value="Miguel Ángel">
            <text:p>Miguel Ángel</text:p>
          </table:table-cell>
          <table:table-cell table:formula="of:=[datos.B23]" office:value-type="string" office:string-value="Reguera Marrero">
            <text:p>Reguera Marrero</text:p>
          </table:table-cell>
          <table:table-cell table:formula="of:=[datos.D23]" office:value-type="float" office:value="0">
            <text:p>0</text:p>
          </table:table-cell>
          <table:table-cell table:number-columns-repeated="1020"/>
        </table:table-row>
        <table:table-row table:style-name="ro6">
          <table:table-cell table:formula="of:=[datos.A24]" office:value-type="string" office:string-value="Mauro Ezequiel">
            <text:p>Mauro Ezequiel</text:p>
          </table:table-cell>
          <table:table-cell table:formula="of:=[datos.B24]" office:value-type="string" office:string-value="Severino Don">
            <text:p>Severino Don</text:p>
          </table:table-cell>
          <table:table-cell table:formula="of:=[datos.D24]" office:value-type="string" office:string-value="mauroseverinodon@gmail.com">
            <text:p>mauroseverinodon@gmail.com</text:p>
          </table:table-cell>
          <table:table-cell table:number-columns-repeated="1020"/>
        </table:table-row>
        <table:table-row table:style-name="ro6">
          <table:table-cell table:formula="of:=[datos.A25]" office:value-type="string" office:string-value="Héctor David">
            <text:p>Héctor David</text:p>
          </table:table-cell>
          <table:table-cell table:formula="of:=[datos.B25]" office:value-type="string" office:string-value="Viera Rodríguez">
            <text:p>Viera Rodríguez</text:p>
          </table:table-cell>
          <table:table-cell table:formula="of:=[datos.D25]" office:value-type="float" office:value="0">
            <text:p>0</text:p>
          </table:table-cell>
          <table:table-cell table:number-columns-repeated="4"/>
          <table:table-cell table:style-name="ce12" table:number-columns-repeated="2"/>
          <table:table-cell table:number-columns-repeated="1014"/>
        </table:table-row>
      </table:table>
      <table:named-expressions/>
      <table:database-ranges>
        <table:database-range table:name="__Anonymous_Sheet_DB__1" table:target-range-address="'csv moodle'.A1:'csv moodle'.J25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09-24">00/00/0000</text:date>, <text:time style:data-style-name="N2" text:time-value="0000-00-00T11:23:0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Iván Chillón Garcí­a</meta:initial-creator>
    <meta:creation-date>2013-12-12T20:23:51</meta:creation-date>
    <dc:date>2014-09-24T11:26:07</dc:date>
    <meta:editing-duration>PT2H30M32S</meta:editing-duration>
    <meta:editing-cycles>20</meta:editing-cycles>
    <meta:document-statistic meta:table-count="3" meta:cell-count="454" meta:object-count="0"/>
  </office:meta>
</office:document-meta>
</file>